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07ce8" officeooo:paragraph-rsid="00107ce8"/>
    </style:style>
    <style:style style:name="P2" style:family="paragraph" style:parent-style-name="Standard">
      <style:text-properties style:font-name="DejaVu Sans Mono" officeooo:rsid="00127078" officeooo:paragraph-rsid="00127078"/>
    </style:style>
    <style:style style:name="P3" style:family="paragraph" style:parent-style-name="Standard">
      <style:text-properties style:font-name="DejaVu Sans Mono" officeooo:rsid="00142297" officeooo:paragraph-rsid="00142297"/>
    </style:style>
    <style:style style:name="P4" style:family="paragraph" style:parent-style-name="Standard">
      <style:text-properties style:font-name="DejaVu Sans Mono" officeooo:rsid="0014efdc" officeooo:paragraph-rsid="0014efdc"/>
    </style:style>
    <style:style style:name="P5" style:family="paragraph" style:parent-style-name="Standard">
      <style:text-properties style:font-name="DejaVu Sans Mono" officeooo:rsid="00154851" officeooo:paragraph-rsid="00154851"/>
    </style:style>
    <style:style style:name="P6" style:family="paragraph" style:parent-style-name="Standard">
      <style:text-properties style:font-name="DejaVu Sans Mono" officeooo:rsid="0017def8" officeooo:paragraph-rsid="0017def8"/>
    </style:style>
    <style:style style:name="P7" style:family="paragraph" style:parent-style-name="Standard">
      <style:text-properties style:font-name="DejaVu Sans Mono" officeooo:rsid="0019a145" officeooo:paragraph-rsid="0019a145"/>
    </style:style>
    <style:style style:name="P8" style:family="paragraph" style:parent-style-name="Standard">
      <style:text-properties style:font-name="DejaVu Sans Mono" officeooo:rsid="001a9d94" officeooo:paragraph-rsid="001a9d94"/>
    </style:style>
    <style:style style:name="P9" style:family="paragraph" style:parent-style-name="Standard">
      <style:text-properties style:font-name="DejaVu Sans Mono" officeooo:rsid="001b0f95" officeooo:paragraph-rsid="001b0f95"/>
    </style:style>
    <style:style style:name="P10" style:family="paragraph" style:parent-style-name="Standard">
      <style:text-properties style:font-name="DejaVu Sans Mono" officeooo:rsid="001b9d48" officeooo:paragraph-rsid="001b9d48"/>
    </style:style>
    <style:style style:name="P11" style:family="paragraph" style:parent-style-name="Standard">
      <style:text-properties style:font-name="DejaVu Sans Mono" officeooo:rsid="001c7fc7" officeooo:paragraph-rsid="001c7fc7"/>
    </style:style>
    <style:style style:name="P12" style:family="paragraph" style:parent-style-name="Standard">
      <style:text-properties style:font-name="DejaVu Sans Mono" fo:font-size="12pt" officeooo:rsid="00154851" officeooo:paragraph-rsid="00154851" style:font-size-asian="12pt" style:font-size-complex="12pt"/>
    </style:style>
    <style:style style:name="P13" style:family="paragraph" style:parent-style-name="Standard">
      <style:text-properties style:font-name="DejaVu Sans Mono" fo:font-size="12pt" officeooo:paragraph-rsid="00154851" style:font-size-asian="12pt" style:font-size-complex="12pt"/>
    </style:style>
    <style:style style:name="P14" style:family="paragraph" style:parent-style-name="Standard">
      <style:text-properties style:font-name="DejaVu Sans Mono" fo:font-size="12pt" officeooo:paragraph-rsid="00154851" fo:background-color="#ffff00" style:font-size-asian="12pt" style:font-size-complex="12pt"/>
    </style:style>
    <style:style style:name="P15" style:family="paragraph" style:parent-style-name="Standard">
      <style:text-properties style:font-name="DejaVu Sans Mono" officeooo:rsid="001ea1ae" officeooo:paragraph-rsid="001ea1ae"/>
    </style:style>
    <style:style style:name="P16" style:family="paragraph" style:parent-style-name="Standard">
      <style:text-properties style:font-name="DejaVu Sans Mono" officeooo:rsid="00107ce8" officeooo:paragraph-rsid="00107ce8" fo:background-color="#ffff00"/>
    </style:style>
    <style:style style:name="P17" style:family="paragraph" style:parent-style-name="Standard">
      <style:text-properties style:font-name="DejaVu Sans Mono" officeooo:rsid="00127078" officeooo:paragraph-rsid="00127078" fo:background-color="#ffff00"/>
    </style:style>
    <style:style style:name="P18" style:family="paragraph" style:parent-style-name="Standard">
      <style:text-properties style:font-name="DejaVu Sans Mono" officeooo:rsid="00142297" officeooo:paragraph-rsid="00142297" fo:background-color="#ffff00"/>
    </style:style>
    <style:style style:name="P19" style:family="paragraph" style:parent-style-name="Standard">
      <style:text-properties style:font-name="DejaVu Sans Mono" officeooo:rsid="00154851" officeooo:paragraph-rsid="00154851" fo:background-color="#ffff00"/>
    </style:style>
    <style:style style:name="P20" style:family="paragraph" style:parent-style-name="Standard">
      <style:text-properties style:font-name="DejaVu Sans Mono" officeooo:rsid="00142297" officeooo:paragraph-rsid="00142297" fo:background-color="transparent"/>
    </style:style>
    <style:style style:name="P21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0154851" officeooo:paragraph-rsid="00154851" style:font-size-asian="12pt" style:font-size-complex="12pt"/>
    </style:style>
    <style:style style:name="P22" style:family="paragraph" style:parent-style-name="Standard">
      <style:paragraph-properties fo:break-before="page"/>
      <style:text-properties style:font-name="DejaVu Sans Mono" officeooo:rsid="00142297" officeooo:paragraph-rsid="00142297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12pt" fo:letter-spacing="normal" fo:font-style="normal" fo:font-weight="normal" style:font-size-asian="12pt" style:font-size-complex="12pt"/>
    </style:style>
    <style:style style:name="P24" style:family="paragraph" style:parent-style-name="Standard">
      <style:text-properties style:font-name="DejaVu Sans Mono" officeooo:rsid="00107ce8" officeooo:paragraph-rsid="00107ce8" fo:background-color="#ff3333"/>
    </style:style>
    <style:style style:name="P25" style:family="paragraph" style:parent-style-name="Standard">
      <style:text-properties style:font-name="DejaVu Sans Mono" officeooo:rsid="00127078" officeooo:paragraph-rsid="00127078" fo:background-color="#ff3333"/>
    </style:style>
    <style:style style:name="P26" style:family="paragraph" style:parent-style-name="Standard">
      <style:text-properties style:font-name="DejaVu Sans Mono" officeooo:rsid="00142297" officeooo:paragraph-rsid="00142297" fo:background-color="#ff3333"/>
    </style:style>
    <style:style style:name="P27" style:family="paragraph" style:parent-style-name="Standard">
      <style:text-properties style:font-name="DejaVu Sans Mono" officeooo:rsid="00142297" officeooo:paragraph-rsid="00142297"/>
    </style:style>
    <style:style style:name="P28" style:family="paragraph" style:parent-style-name="Standard">
      <style:text-properties style:font-name="DejaVu Sans Mono" officeooo:rsid="0014efdc" officeooo:paragraph-rsid="0014efdc"/>
    </style:style>
    <style:style style:name="P29" style:family="paragraph" style:parent-style-name="Standard">
      <style:text-properties style:font-name="DejaVu Sans Mono" officeooo:rsid="00154851" officeooo:paragraph-rsid="00154851" fo:background-color="#ff0000"/>
    </style:style>
    <style:style style:name="P30" style:family="paragraph" style:parent-style-name="Standard">
      <style:text-properties style:font-name="DejaVu Sans Mono" officeooo:rsid="00154851" officeooo:paragraph-rsid="00154851"/>
    </style:style>
    <style:style style:name="P31" style:family="paragraph" style:parent-style-name="Standard">
      <style:text-properties style:font-name="DejaVu Sans Mono" fo:font-size="12pt" officeooo:paragraph-rsid="00154851" fo:background-color="#ff0000" style:font-size-asian="12pt" style:font-size-complex="12pt"/>
    </style:style>
    <style:style style:name="P32" style:family="paragraph" style:parent-style-name="Header">
      <style:text-properties officeooo:rsid="002f82b1" officeooo:paragraph-rsid="002f82b1"/>
    </style:style>
    <style:style style:name="T1" style:family="text">
      <style:text-properties officeooo:rsid="00127078"/>
    </style:style>
    <style:style style:name="T2" style:family="text">
      <style:text-properties officeooo:rsid="00142297"/>
    </style:style>
    <style:style style:name="T3" style:family="text">
      <style:text-properties officeooo:rsid="0014efdc"/>
    </style:style>
    <style:style style:name="T4" style:family="text">
      <style:text-properties officeooo:rsid="0015485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b9f4" style:font-weight-asian="bold" style:font-weight-complex="bold"/>
    </style:style>
    <style:style style:name="T7" style:family="text">
      <style:text-properties fo:font-weight="bold" officeooo:rsid="00292c54" style:font-weight-asian="bold" style:font-weight-complex="bold"/>
    </style:style>
    <style:style style:name="T8" style:family="text">
      <style:text-properties officeooo:rsid="0017def8"/>
    </style:style>
    <style:style style:name="T9" style:family="text">
      <style:text-properties officeooo:rsid="001a9d94"/>
    </style:style>
    <style:style style:name="T10" style:family="text">
      <style:text-properties officeooo:rsid="001b0f95"/>
    </style:style>
    <style:style style:name="T11" style:family="text">
      <style:text-properties officeooo:rsid="001b9d48"/>
    </style:style>
    <style:style style:name="T12" style:family="text">
      <style:text-properties officeooo:rsid="001c7fc7"/>
    </style:style>
    <style:style style:name="T13" style:family="text">
      <style:text-properties fo:font-variant="normal" fo:text-transform="none" fo:color="#000000" style:font-name="courier new" fo:letter-spacing="normal" fo:font-style="normal" fo:font-weight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e4490" style:font-size-asian="12pt" style:font-size-complex="12pt"/>
    </style:style>
    <style:style style:name="T16" style:family="text">
      <style:text-properties officeooo:rsid="001ea1ae"/>
    </style:style>
    <style:style style:name="T17" style:family="text">
      <style:text-properties officeooo:rsid="0021c5e6"/>
    </style:style>
    <style:style style:name="T18" style:family="text">
      <style:text-properties officeooo:rsid="00284e1c"/>
    </style:style>
    <style:style style:name="T19" style:family="text">
      <style:text-properties officeooo:rsid="002ad2dc"/>
    </style:style>
    <style:style style:name="T20" style:family="text">
      <style:text-properties fo:background-color="#ff0000" loext:char-shading-value="0"/>
    </style:style>
    <style:style style:name="T2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</text:span> <text:s/>What will be the output of the following code?</text:p>
      <text:p text:style-name="P1"/>
      <text:p text:style-name="P1"><text:span text:style-name="T2">void</text:span> main(){</text:p>
      <text:p text:style-name="P1"><text:s text:c="5"/>int i=320;</text:p>
      <text:p text:style-name="P1"><text:s text:c="5"/>char *ptr=(char *)&amp;i;</text:p>
      <text:p text:style-name="P1"><text:s text:c="5"/>printf("%d",*ptr);</text:p>
      <text:p text:style-name="P1">}</text:p>
      <text:p text:style-name="P1"/>
      <text:p text:style-name="P1">(A) 320</text:p>
      <text:p text:style-name="P1">(B) 1</text:p>
      <text:p text:style-name="P24">(C) 64</text:p>
      <text:p text:style-name="P16">(D) Compiler Error</text:p>
      <text:p text:style-name="P1">(E) None of the above</text:p>
      <text:p text:style-name="P1"/>
      <text:p text:style-name="P1"/>
      <text:p text:style-name="P1"><text:span text:style-name="T5">2.</text:span> <text:s/><text:span text:style-name="T1">What will be the output of the following code?</text:span></text:p>
      <text:p text:style-name="P1"/>
      <text:p text:style-name="P2">#define x 5+2</text:p>
      <text:p text:style-name="P2"/>
      <text:p text:style-name="P2"><text:span text:style-name="T2">void</text:span> main(){</text:p>
      <text:p text:style-name="P2"><text:s text:c="4"/>int i;</text:p>
      <text:p text:style-name="P2"><text:s text:c="4"/>i=x*x*x;</text:p>
      <text:p text:style-name="P2"><text:s text:c="4"/>printf("%d",i); </text:p>
      <text:p text:style-name="P2">}</text:p>
      <text:p text:style-name="P2"/>
      <text:p text:style-name="P17">(A) 343</text:p>
      <text:p text:style-name="P25">(B) 27</text:p>
      <text:p text:style-name="P2">(C) 133</text:p>
      <text:p text:style-name="P2">(D) Compiler Error</text:p>
      <text:p text:style-name="P2">(E) None of the above</text:p>
      <text:p text:style-name="P2"/>
      <text:p text:style-name="P2"/>
      <text:p text:style-name="P2"><text:span text:style-name="T5">3.</text:span> <text:span text:style-name="T2">What will be the output of the following code?</text:span></text:p>
      <text:p text:style-name="P2"/>
      <text:p text:style-name="P3">void main(){</text:p>
      <text:p text:style-name="P3">char c=125;</text:p>
      <text:p text:style-name="P3"><text:s text:c="4"/>c=c+10;</text:p>
      <text:p text:style-name="P3"><text:s text:c="4"/>printf("%d",c); </text:p>
      <text:p text:style-name="P3">}</text:p>
      <text:p text:style-name="P3"/>
      <text:p text:style-name="P20">(A) 135</text:p>
      <text:p text:style-name="P3">(B) +INF</text:p>
      <text:p text:style-name="P26">(C) -12<text:span text:style-name="T17">1</text:span></text:p>
      <text:p text:style-name="P3">(D) -8</text:p>
      <text:p text:style-name="P18">(E) Compiler Error</text:p>
      <text:p text:style-name="P3"/>
      <text:p text:style-name="P22"/>
      <text:p text:style-name="P3"><text:span text:style-name="T5">4.</text:span> <text:s/><text:span text:style-name="T3">What will be the output from the following code?</text:span></text:p>
      <text:p text:style-name="P3"/>
      <text:p text:style-name="P4">void main(){</text:p>
      <text:p text:style-name="P4"><text:s text:c="3"/>float a=5.2;</text:p>
      <text:p text:style-name="P4"><text:s text:c="3"/>if(a==5.2)</text:p>
      <text:p text:style-name="P4"><text:s text:c="5"/>printf("Equal");</text:p>
      <text:p text:style-name="P4"><text:s text:c="3"/>else if(a &lt; 5.2)</text:p>
      <text:p text:style-name="P4"><text:s text:c="5"/>printf("Less than");</text:p>
      <text:p text:style-name="P4"><text:s text:c="3"/>else</text:p>
      <text:p text:style-name="P4"><text:s text:c="5"/>printf("Greater than"); </text:p>
      <text:p text:style-name="P4">}</text:p>
      <text:p text:style-name="P4"/>
      <text:p text:style-name="P19">(A) Equal</text:p>
      <text:p text:style-name="P29">(B) Less than</text:p>
      <text:p text:style-name="P5">(C) Greater than</text:p>
      <text:p text:style-name="P5">(D) Compiler Error</text:p>
      <text:p text:style-name="P5">(E) None of the above</text:p>
      <text:p text:style-name="P5"/>
      <text:p text:style-name="P5"><text:span text:style-name="T6">5</text:span><text:span text:style-name="T5">.</text:span> <text:s/>What will be the output of the following code?</text:p>
      <text:p text:style-name="P5"/>
      <text:p text:style-name="P6">void main(){</text:p>
      <text:p text:style-name="P6"><text:s text:c="3"/>char *str="Hello world";</text:p>
      <text:p text:style-name="P6"><text:s text:c="3"/>printf("%d",printf("%s",str));</text:p>
      <text:p text:style-name="P6">}</text:p>
      <text:p text:style-name="P6"/>
      <text:p text:style-name="P19">(A) <text:span text:style-name="T8">11Hello world</text:span></text:p>
      <text:p text:style-name="P5">(B) <text:span text:style-name="T8">10Hello world</text:span></text:p>
      <text:p text:style-name="P5">(C) <text:span text:style-name="T8">Hello world10</text:span></text:p>
      <text:p text:style-name="P29">(D) <text:span text:style-name="T8">Hello world11</text:span></text:p>
      <text:p text:style-name="P5">(E) <text:span text:style-name="T8">Compiler Error</text:span></text:p>
      <text:p text:style-name="P5"/>
      <text:p text:style-name="P5"><text:span text:style-name="T6">6</text:span><text:span text:style-name="T5">.</text:span> <text:s/>What will be the output of the following code?</text:p>
      <text:p text:style-name="P5"/>
      <text:p text:style-name="P7">#include "stdio.h"</text:p>
      <text:p text:style-name="P7">#include "string.h"</text:p>
      <text:p text:style-name="P7"/>
      <text:p text:style-name="P7">void main(){</text:p>
      <text:p text:style-name="P7"><text:s text:c="3"/>char *str=NULL;</text:p>
      <text:p text:style-name="P7"><text:s text:c="3"/>strcpy(str,"cquestionbank");</text:p>
      <text:p text:style-name="P7"><text:s text:c="3"/>printf("%s",str);</text:p>
      <text:p text:style-name="P7">}</text:p>
      <text:p text:style-name="P7"/>
      <text:p text:style-name="P19">(A) <text:span text:style-name="T9">cquestionbank</text:span></text:p>
      <text:p text:style-name="P5">(B) <text:span text:style-name="T9">cquestionbank\0</text:span></text:p>
      <text:p text:style-name="P29">(C) <text:span text:style-name="T9">(null) or a run time error</text:span></text:p>
      <text:p text:style-name="P5"><text:soft-page-break/>(D) <text:span text:style-name="T9">It will print nothing</text:span></text:p>
      <text:p text:style-name="P5">(E) <text:span text:style-name="T9">Compiler Error</text:span></text:p>
      <text:p text:style-name="P5"/>
      <text:p text:style-name="P5"><text:span text:style-name="T6">7</text:span><text:span text:style-name="T5">.</text:span> <text:s/>What will be the output of the following code?</text:p>
      <text:p text:style-name="P5"/>
      <text:p text:style-name="P8">#include "stdio.h"</text:p>
      <text:p text:style-name="P8">#include "string.h"</text:p>
      <text:p text:style-name="P8"/>
      <text:p text:style-name="P8">void main(){</text:p>
      <text:p text:style-name="P8"><text:s text:c="3"/>int i=0;</text:p>
      <text:p text:style-name="P8"><text:s text:c="3"/>for(;i&lt;=2;)</text:p>
      <text:p text:style-name="P8"><text:s text:c="6"/>printf(" %d",++i); </text:p>
      <text:p text:style-name="P8">}</text:p>
      <text:p text:style-name="P8"/>
      <text:p text:style-name="P5">(A) <text:span text:style-name="T9">0 1 2</text:span></text:p>
      <text:p text:style-name="P5">(B) <text:span text:style-name="T9">0 1 2 3</text:span></text:p>
      <text:p text:style-name="P29">(C) <text:span text:style-name="T9">1 2 3</text:span></text:p>
      <text:p text:style-name="P5">(D) <text:span text:style-name="T9">Compiler Error</text:span></text:p>
      <text:p text:style-name="P19">(E) <text:span text:style-name="T9">Infinite Loop</text:span></text:p>
      <text:p text:style-name="P5"/>
      <text:p text:style-name="P5"><text:span text:style-name="T6">8</text:span><text:span text:style-name="T5">.</text:span> <text:s/>What will be the output of the following code?</text:p>
      <text:p text:style-name="P5"/>
      <text:p text:style-name="P9">void main(){</text:p>
      <text:p text:style-name="P9"><text:s text:c="3"/>int x;</text:p>
      <text:p text:style-name="P9"><text:s text:c="3"/>for(x=1;x&lt;=5;x++);</text:p>
      <text:p text:style-name="P9"><text:s text:c="6"/>printf("%d",x); </text:p>
      <text:p text:style-name="P9">}</text:p>
      <text:p text:style-name="P9"/>
      <text:p text:style-name="P5">(A) <text:span text:style-name="T10">4</text:span></text:p>
      <text:p text:style-name="P5">(B) <text:span text:style-name="T10">5</text:span></text:p>
      <text:p text:style-name="P29">(C) <text:span text:style-name="T10">6</text:span></text:p>
      <text:p text:style-name="P5">(D) <text:span text:style-name="T10">Compiler Error</text:span></text:p>
      <text:p text:style-name="P19">(E) <text:span text:style-name="T10">None</text:span></text:p>
      <text:p text:style-name="P5"/>
      <text:p text:style-name="P5"><text:span text:style-name="T6">9</text:span><text:span text:style-name="T5">.</text:span> <text:s/>What will be the output of the following code?</text:p>
      <text:p text:style-name="P5"/>
      <text:p text:style-name="P10">void main(){</text:p>
      <text:p text:style-name="P10"><text:s text:c="3"/>printf("%d",sizeof(5.2));</text:p>
      <text:p text:style-name="P10">}</text:p>
      <text:p text:style-name="P10"/>
      <text:p text:style-name="P5">(A) <text:span text:style-name="T11">2</text:span></text:p>
      <text:p text:style-name="P5">(B) <text:span text:style-name="T11">4</text:span></text:p>
      <text:p text:style-name="P29">(C) <text:span text:style-name="T11">8</text:span></text:p>
      <text:p text:style-name="P5">(D) <text:span text:style-name="T11">10</text:span></text:p>
      <text:p text:style-name="P19">(E) <text:span text:style-name="T11">Compiler Error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text:span text:style-name="T5">1</text:span><text:span text:style-name="T6">0</text:span><text:span text:style-name="T5">.</text:span> <text:s/>What will be the output of the following code?</text:p>
      <text:p text:style-name="P5"/>
      <text:p text:style-name="P10">#include "stdio.h"</text:p>
      <text:p text:style-name="P10">#include "string.h"</text:p>
      <text:p text:style-name="P10"/>
      <text:p text:style-name="P10">void main(){</text:p>
      <text:p text:style-name="P10"><text:s text:c="3"/>char c='\08';</text:p>
      <text:p text:style-name="P10"><text:s text:c="3"/>printf("%d",c); </text:p>
      <text:p text:style-name="P10">}</text:p>
      <text:p text:style-name="P10"/>
      <text:p text:style-name="P5">(A) <text:span text:style-name="T11">8</text:span></text:p>
      <text:p text:style-name="P5">(B) ‘<text:span text:style-name="T11">8’</text:span></text:p>
      <text:p text:style-name="P5">(C) <text:span text:style-name="T11">9</text:span></text:p>
      <text:p text:style-name="P5">(D) <text:span text:style-name="T11">Null</text:span></text:p>
      <text:p text:style-name="P19"><text:span text:style-name="T20">(E)</text:span> <text:span text:style-name="T11">Compiler Error</text:span></text:p>
      <text:p text:style-name="P5"/>
      <text:p text:style-name="P5"/>
      <text:p text:style-name="P5"><text:span text:style-name="T5">1</text:span><text:span text:style-name="T6">1</text:span><text:span text:style-name="T5">.</text:span> <text:s/>What will be the output of the following code?</text:p>
      <text:p text:style-name="P5"/>
      <text:p text:style-name="P10">#define call(x,y) x##y</text:p>
      <text:p text:style-name="P10"/>
      <text:p text:style-name="P10">void main(){</text:p>
      <text:p text:style-name="P10"><text:s text:c="3"/>int x=5,y=10,xy=20;</text:p>
      <text:p text:style-name="P10"><text:s text:c="3"/>printf("%d",xy+call(x,y));</text:p>
      <text:p text:style-name="P10">}</text:p>
      <text:p text:style-name="P10"/>
      <text:p text:style-name="P5">(A) <text:span text:style-name="T11">35</text:span></text:p>
      <text:p text:style-name="P5">(B) <text:span text:style-name="T11">510</text:span></text:p>
      <text:p text:style-name="P5">(C) <text:span text:style-name="T11">15</text:span></text:p>
      <text:p text:style-name="P5"><text:span text:style-name="T20">(D)</text:span> <text:span text:style-name="T11">40</text:span></text:p>
      <text:p text:style-name="P19">(E) <text:span text:style-name="T11">None</text:span></text:p>
      <text:p text:style-name="P5"/>
      <text:p text:style-name="P5"><text:span text:style-name="T5">1</text:span><text:span text:style-name="T6">2</text:span><text:span text:style-name="T5">.</text:span> <text:s/>What will be the output of the following code?</text:p>
      <text:p text:style-name="P5"/>
      <text:p text:style-name="P11">int * call();</text:p>
      <text:p text:style-name="P11"/>
      <text:p text:style-name="P11">void main(){</text:p>
      <text:p text:style-name="P11"><text:s text:c="3"/>int *ptr;</text:p>
      <text:p text:style-name="P11"><text:s text:c="3"/>ptr=call();</text:p>
      <text:p text:style-name="P11"><text:s text:c="3"/>printf("%d",*ptr); </text:p>
      <text:p text:style-name="P11">}</text:p>
      <text:p text:style-name="P11"><text:soft-page-break/></text:p>
      <text:p text:style-name="P11">int * call(){</text:p>
      <text:p text:style-name="P11">int a=25;</text:p>
      <text:p text:style-name="P11">a++;</text:p>
      <text:p text:style-name="P11">return &amp;a;</text:p>
      <text:p text:style-name="P11">}</text:p>
      <text:p text:style-name="P11"/>
      <text:p text:style-name="P19">(A) <text:span text:style-name="T12">25</text:span></text:p>
      <text:p text:style-name="P5">(B) <text:span text:style-name="T12">26</text:span></text:p>
      <text:p text:style-name="P5">(C) <text:span text:style-name="T12">Any address</text:span></text:p>
      <text:p text:style-name="P5">(D) <text:span text:style-name="T12">Garbage value</text:span></text:p>
      <text:p text:style-name="P29">(E) <text:span text:style-name="T12">Compiler Error</text:span></text:p>
      <text:p text:style-name="P5"/>
      <text:p text:style-name="P5"/>
      <text:p text:style-name="P5"><text:span text:style-name="T5">1</text:span><text:span text:style-name="T6">3</text:span><text:span text:style-name="T5">.</text:span> <text:s/><text:span text:style-name="T14">What </text:span><text:span text:style-name="T15">is the error in the following code?</text:span></text:p>
      <text:p text:style-name="P12"/>
      <text:p text:style-name="P21"><text:span text:style-name="T18">s</text:span>truct outer{</text:p>
      <text:p text:style-name="P23"><text:s text:c="5"/>int a;</text:p>
      <text:p text:style-name="P23"><text:s text:c="5"/>struct inner{</text:p>
      <text:p text:style-name="P23"><text:s text:c="10"/>char c;</text:p>
      <text:p text:style-name="P23"><text:s text:c="5"/>};</text:p>
      <text:p text:style-name="P23">};</text:p>
      <text:p text:style-name="P12"/>
      <text:p text:style-name="P13"><text:span text:style-name="T4">(A) </text:span><text:span text:style-name="T13">Nesting of structure is not allowed in c.</text:span></text:p>
      <text:p text:style-name="P14"><text:span text:style-name="T4">(B) </text:span><text:span text:style-name="T13">It is necessary to initialize the member variable.</text:span></text:p>
      <text:p text:style-name="P31"><text:span text:style-name="T4">(C) </text:span><text:span text:style-name="T13">Inner structure must have name.</text:span></text:p>
      <text:p text:style-name="P13"><text:span text:style-name="T4">(D) </text:span><text:span text:style-name="T13">Outer structure must have name.</text:span></text:p>
      <text:p text:style-name="P13"><text:span text:style-name="T4">(E) </text:span><text:span text:style-name="T13">There is not any error.</text:span></text:p>
      <text:p text:style-name="P5"/>
      <text:p text:style-name="P5"/>
      <text:p text:style-name="P5"><text:span text:style-name="T5">1</text:span><text:span text:style-name="T7">4</text:span><text:span text:style-name="T5">.</text:span> <text:s/>What will be the output of the following code?</text:p>
      <text:p text:style-name="P5"/>
      <text:p text:style-name="P15">void main(){</text:p>
      <text:p text:style-name="P15"><text:s text:c="3"/>int array[]={10,20,30,40};</text:p>
      <text:p text:style-name="P15"><text:s text:c="3"/>printf("%d",-2[array]); </text:p>
      <text:p text:style-name="P15">}</text:p>
      <text:p text:style-name="P15"/>
      <text:p text:style-name="P5">(A) -<text:span text:style-name="T16">60</text:span></text:p>
      <text:p text:style-name="P29">(B) -<text:span text:style-name="T16">30</text:span></text:p>
      <text:p text:style-name="P5">(C) <text:span text:style-name="T16">60</text:span></text:p>
      <text:p text:style-name="P5">(D) <text:span text:style-name="T16">Garbage value</text:span></text:p>
      <text:p text:style-name="P19">(E) <text:span text:style-name="T16">Compiler Error</text:span></text:p>
      <text:p text:style-name="P5"/>
      <text:p text:style-name="P5"><text:span text:style-name="T5">1</text:span><text:span text:style-name="T7">5</text:span><text:span text:style-name="T5">.</text:span> <text:s/>What will be the output of the following code?</text:p>
      <text:p text:style-name="P5"/>
      <text:p text:style-name="P15">void main(){</text:p>
      <text:p text:style-name="P15"><text:soft-page-break/><text:s text:c="3"/>int i=10;</text:p>
      <text:p text:style-name="P15"><text:s text:c="3"/>static int x=i;</text:p>
      <text:p text:style-name="P15"><text:s text:c="3"/>if(x==i)</text:p>
      <text:p text:style-name="P15"><text:s text:c="6"/>printf("Equal");</text:p>
      <text:p text:style-name="P15"><text:s text:c="3"/>else if(x&gt;i)</text:p>
      <text:p text:style-name="P15"><text:s text:c="6"/>printf("Greater than");</text:p>
      <text:p text:style-name="P15"><text:s text:c="3"/>else</text:p>
      <text:p text:style-name="P15"><text:s text:c="6"/>printf("Less than");</text:p>
      <text:p text:style-name="P15">}</text:p>
      <text:p text:style-name="P15"/>
      <text:p text:style-name="P19">(A) <text:span text:style-name="T16">Equal</text:span></text:p>
      <text:p text:style-name="P5">(B) <text:span text:style-name="T16">Greater than</text:span></text:p>
      <text:p text:style-name="P5">(C) <text:span text:style-name="T16">Less than</text:span></text:p>
      <text:p text:style-name="P29">(D) <text:span text:style-name="T16">Compiler Error</text:span></text:p>
      <text:p text:style-name="P5">(E) <text:span text:style-name="T16">None of the above</text:span></text:p>
      <text:p text:style-name="P5"/>
      <text:p text:style-name="P5"/>
      <text:p text:style-name="P5"><text:span text:style-name="T5">1</text:span><text:span text:style-name="T7">6</text:span><text:span text:style-name="T5">.</text:span> <text:s/>What will be the output of the following code?</text:p>
      <text:p text:style-name="P5"/>
      <text:p text:style-name="P15">#define max 5;</text:p>
      <text:p text:style-name="P15"/>
      <text:p text:style-name="P15">void main(){</text:p>
      <text:p text:style-name="P15"><text:s text:c="3"/>int i=0;</text:p>
      <text:p text:style-name="P15"><text:s text:c="3"/>i=max++;</text:p>
      <text:p text:style-name="P15"><text:s text:c="3"/>printf("%d",i++);</text:p>
      <text:p text:style-name="P15">}</text:p>
      <text:p text:style-name="P15"/>
      <text:p text:style-name="P5">(A) <text:span text:style-name="T16">5</text:span></text:p>
      <text:p text:style-name="P5">(B) <text:span text:style-name="T16">6</text:span></text:p>
      <text:p text:style-name="P19">(C) <text:span text:style-name="T16">7</text:span></text:p>
      <text:p text:style-name="P5">(D) <text:span text:style-name="T19">8</text:span></text:p>
      <text:p text:style-name="P29">(E) <text:span text:style-name="T16">Compiler Error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f82b1" officeooo:paragraph-rsid="002f82b1"/>
    </style:style>
    <style:style style:name="MT1" style:family="text">
      <style:text-properties fo:background-color="#ffff00" loext:char-shading-value="0"/>
    </style:style>
    <style:style style:name="MT2" style:family="text">
      <style:text-properties fo:background-color="#ff0000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uess</text:span><text:tab/><text:tab/><text:span text:style-name="MT2">Correc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5:46:24.710226946</meta:creation-date>
    <dc:date>2017-01-18T09:29:29.924028388</dc:date>
    <meta:editing-duration>PT4H4M45S</meta:editing-duration>
    <meta:editing-cycles>18</meta:editing-cycles>
    <meta:generator>LibreOffice/4.3.3.2$Linux_X86_64 LibreOffice_project/430m0$Build-2</meta:generator>
    <meta:print-date>2016-11-16T01:32:19.894023634</meta:print-date>
    <dc:creator>michaeld </dc:creator>
    <meta:document-statistic meta:table-count="0" meta:image-count="0" meta:object-count="0" meta:page-count="6" meta:paragraph-count="196" meta:word-count="564" meta:character-count="3280" meta:non-whitespace-character-count="2690"/>
  </office:meta>
</office:document-meta>
</file>